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Ubuntu Mono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Source Sans Pro" officeooo:rsid="001659bb" officeooo:paragraph-rsid="001659bb"/>
    </style:style>
    <style:style style:name="P2" style:family="paragraph" style:parent-style-name="Standard">
      <style:paragraph-properties fo:line-height="100%"/>
      <style:text-properties style:font-name="Source Sans Pro" officeooo:rsid="001659bb" officeooo:paragraph-rsid="001659bb"/>
    </style:style>
    <style:style style:name="P3" style:family="paragraph" style:parent-style-name="Standard">
      <style:paragraph-properties fo:line-height="100%"/>
      <style:text-properties style:font-name="Source Sans Pro" style:text-underline-style="none" fo:font-weight="normal" officeooo:rsid="001659bb" officeooo:paragraph-rsid="001659bb" style:font-weight-asian="normal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in" fo:margin-right="-0.5618in" fo:line-height="100%" fo:text-indent="0in" style:auto-text-indent="false" style:page-number="auto" fo:background-color="transparent"/>
      <style:text-properties style:font-name="Ubuntu Mono" officeooo:rsid="001659bb" officeooo:paragraph-rsid="001659bb"/>
    </style:style>
    <style:style style:name="P5" style:family="paragraph" style:parent-style-name="Standard">
      <loext:graphic-properties draw:fill="none"/>
      <style:paragraph-properties fo:margin-left="0in" fo:margin-right="-0.5618in" fo:line-height="100%" fo:text-indent="0in" style:auto-text-indent="false" fo:background-color="transparent"/>
      <style:text-properties style:font-name="Ubuntu Mono" officeooo:rsid="001659bb" officeooo:paragraph-rsid="001659bb"/>
    </style:style>
    <style:style style:name="P6" style:family="paragraph" style:parent-style-name="Standard" style:master-page-name="">
      <loext:graphic-properties draw:fill="none"/>
      <style:paragraph-properties fo:margin-left="0in" fo:margin-right="0in" fo:line-height="100%" fo:text-indent="0in" style:auto-text-indent="false" style:page-number="auto" fo:background-color="transparent"/>
      <style:text-properties style:font-name="Source Sans Pro" fo:font-size="14pt" fo:font-weight="bold" officeooo:rsid="0016fc2b" officeooo:paragraph-rsid="0016fc2b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00%"/>
      <style:text-properties style:font-name="Source Sans Pro" fo:font-size="14pt" fo:font-weight="bold" officeooo:rsid="001659bb" officeooo:paragraph-rsid="001659bb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00%"/>
      <style:text-properties style:font-name="Source Sans Pro" officeooo:rsid="0016fc2b" officeooo:paragraph-rsid="0016fc2b"/>
    </style:style>
    <style:style style:name="P9" style:family="paragraph" style:parent-style-name="Standard">
      <style:paragraph-properties fo:line-height="100%"/>
      <style:text-properties officeooo:paragraph-rsid="00184cd4"/>
    </style:style>
    <style:style style:name="P10" style:family="paragraph" style:parent-style-name="Standard">
      <loext:graphic-properties draw:fill="none"/>
      <style:paragraph-properties fo:margin-left="0in" fo:margin-right="-0.5618in" fo:line-height="100%" fo:text-indent="0in" style:auto-text-indent="false" fo:background-color="transparent"/>
      <style:text-properties style:font-name="Ubuntu Mono" officeooo:rsid="001659bb" officeooo:paragraph-rsid="001659bb"/>
    </style:style>
    <style:style style:name="P11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style:font-name="Source Sans Pro" fo:font-weight="normal" officeooo:rsid="0016fc2b" officeooo:paragraph-rsid="0016fc2b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/>
      <style:text-properties style:font-name="Source Sans Pro" fo:font-size="14pt" fo:font-weight="bold" officeooo:rsid="0016fc2b" officeooo:paragraph-rsid="0016fc2b" style:font-size-asian="14pt" style:font-weight-asian="bold" style:font-size-complex="14pt" style:font-weight-complex="bold"/>
    </style:style>
    <style:style style:name="T1" style:family="text">
      <style:text-properties officeooo:rsid="0016fc2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Source Sans Pro" officeooo:rsid="00184cd4"/>
    </style:style>
    <style:style style:name="T4" style:family="text">
      <style:text-properties style:font-name="Source Sans Pro" officeooo:rsid="0019a430"/>
    </style:style>
    <style:style style:name="T5" style:family="text">
      <style:text-properties style:font-name="Source Sans Pro" officeooo:rsid="001a5574"/>
    </style:style>
    <style:style style:name="T6" style:family="text">
      <style:text-properties officeooo:rsid="00184cd4"/>
    </style:style>
    <style:style style:name="T7" style:family="text">
      <style:text-properties officeooo:rsid="0019a4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r. Gottsacker</text:p>
      <text:p text:style-name="P2">Computer Programming </text:p>
      <text:p text:style-name="P2">Style guide for Java exercises</text:p>
      <text:p text:style-name="P8">2019-08-21</text:p>
      <text:p text:style-name="P8"/>
      <text:p text:style-name="P9"><text:span text:style-name="T3">This document contains stylistic requirements for Java programs written in this course. All example </text:span><text:span text:style-name="T4">programs </text:span><text:span text:style-name="T3">adhere to these guidelines, so feel free to model your code style after those examples.</text:span></text:p>
      <text:p text:style-name="P2"/>
      <text:p text:style-name="P7">Include a header block comment at the top of the file with the following information:</text:p>
      <text:p text:style-name="P2">Filename</text:p>
      <text:p text:style-name="P2">Your name</text:p>
      <text:p text:style-name="P2">Instructor’s name</text:p>
      <text:p text:style-name="P2">Course name</text:p>
      <text:p text:style-name="P2">Date <text:span text:style-name="T1">in format </text:span>YYYY-MM-DD</text:p>
      <text:p text:style-name="P2">Purpose: Short description of what the program does.</text:p>
      <text:p text:style-name="P2">Acknowledgments <text:span text:style-name="T6">(optional)</text:span>: Credit anyone else whose work you used in the program.</text:p>
      <text:p text:style-name="P2"/>
      <text:p text:style-name="P3">Example</text:p>
      <text:p text:style-name="P2"/>
      <text:p text:style-name="P4">/*</text:p>
      <text:p text:style-name="P5"><text:s/>* Exercise_1_3.java</text:p>
      <text:p text:style-name="P5"><text:s/>* </text:p>
      <text:p text:style-name="P5"><text:s/>* Johnny Hilltopper</text:p>
      <text:p text:style-name="P5"><text:s/>* Mr. Gottsacker</text:p>
      <text:p text:style-name="P5"><text:s/>* Computer Programming</text:p>
      <text:p text:style-name="P5"><text:s/>* Marquette University High School</text:p>
      <text:p text:style-name="P5"><text:s/>* 2019-08-10</text:p>
      <text:p text:style-name="P5"><text:s/>* </text:p>
      <text:p text:style-name="P5"><text:s/>* Purpose: Display a piece of ASCII art.</text:p>
      <text:p text:style-name="P5"><text:s/>* Acknowledgments: Art created by Cygnus Mineah. Link: http://ascii.co.uk/art/seatle</text:p>
      <text:p text:style-name="P5"><text:s/>* </text:p>
      <text:p text:style-name="P5"><text:s/>*/</text:p>
      <text:p text:style-name="P5"/>
      <text:p text:style-name="P6">Credit any contributors<text:span text:style-name="T2">.</text:span></text:p>
      <text:p text:style-name="P11">Cite your sources if you used a resource other than the course textbook, lectures, or code examples. Provide a short description of the resource used and a link to it (if available).</text:p>
      <text:p text:style-name="P11"/>
      <text:p text:style-name="P12">Describe any complicated procedures in code comments.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Ubuntu Mono" svg:font-family="'Ubuntu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0T15:07:13.262000000</meta:creation-date>
    <meta:generator>LibreOffice/6.3.0.4$Windows_X86_64 LibreOffice_project/057fc023c990d676a43019934386b85b21a9ee99</meta:generator>
    <dc:date>2019-08-10T15:56:34.459000000</dc:date>
    <meta:editing-duration>PT29M29S</meta:editing-duration>
    <meta:editing-cycles>4</meta:editing-cycles>
    <meta:document-statistic meta:table-count="0" meta:image-count="0" meta:object-count="0" meta:page-count="1" meta:paragraph-count="30" meta:word-count="169" meta:character-count="1094" meta:non-whitespace-character-count="939"/>
  </office:meta>
</office:document-meta>
</file>